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ample-worksheet-Moquec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-worksheet-Moquec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(Copy the generated price report into this section every day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ant Quantity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Price Each (w/o tax)</text:p>
          </table:table-cell>
          <table:table-cell table:style-name="ce1" office:value-type="string" calcext:value-type="string">
            <text:p>Min Price Each</text:p>
          </table:table-cell>
          <table:table-cell table:style-name="ce1" office:value-type="string" calcext:value-type="string">
            <text:p>Max Purchase Price Each</text:p>
          </table:table-cell>
          <table:table-cell table:style-name="ce1" office:value-type="string" calcext:value-type="string">
            <text:p>Actual Quantity</text:p>
          </table:table-cell>
          <table:table-cell table:style-name="ce1" office:value-type="string" calcext:value-type="string">
            <text:p>Sells per Day</text:p>
          </table:table-cell>
          <table:table-cell table:style-name="ce1" office:value-type="string" calcext:value-type="string">
            <text:p>Universalis UR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ファイアクリスタル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34" calcext:value-type="float">
            <text:p>34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14721" calcext:value-type="float">
            <text:p>14721</text:p>
          </table:table-cell>
          <table:table-cell table:style-name="ce2" office:value-type="string" calcext:value-type="string">
            <text:p><text:a xlink:href="https://universalis.app/market/8" xlink:type="simple">https://universalis.app/market/8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ファイアクラスター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24" calcext:value-type="float">
            <text:p>24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2720.14" calcext:value-type="float">
            <text:p>12720.14</text:p>
          </table:table-cell>
          <table:table-cell table:style-name="ce2" office:value-type="string" calcext:value-type="string">
            <text:p><text:a xlink:href="https://universalis.app/market/14" xlink:type="simple">https://universalis.app/market/14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ウォータークラスター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0782.72" calcext:value-type="float">
            <text:p>20782.72</text:p>
          </table:table-cell>
          <table:table-cell table:style-name="ce2" office:value-type="string" calcext:value-type="string">
            <text:p><text:a xlink:href="https://universalis.app/market/19" xlink:type="simple">https://universalis.app/market/1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ナシゴレン[HQ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520" calcext:value-type="float">
            <text:p>5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86" calcext:value-type="float">
            <text:p>18.86</text:p>
          </table:table-cell>
          <table:table-cell table:style-name="ce2" office:value-type="string" calcext:value-type="string">
            <text:p><text:a xlink:href="https://universalis.app/market/44078" xlink:type="simple">https://universalis.app/market/44078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ロネークステーキ[HQ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1000" calcext:value-type="float">
            <text:p>1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3.43" calcext:value-type="float">
            <text:p>113.43</text:p>
          </table:table-cell>
          <table:table-cell table:style-name="ce2" office:value-type="string" calcext:value-type="string">
            <text:p><text:a xlink:href="https://universalis.app/market/44091" xlink:type="simple">https://universalis.app/market/4409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セビーチェ[HQ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2700" calcext:value-type="float">
            <text:p>27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9.71" calcext:value-type="float">
            <text:p>79.71</text:p>
          </table:table-cell>
          <table:table-cell table:style-name="ce2" office:value-type="string" calcext:value-type="string">
            <text:p><text:a xlink:href="https://universalis.app/market/44842" xlink:type="simple">https://universalis.app/market/4484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魔匠の薬液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82.59" calcext:value-type="float">
            <text:p>182.5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.71" calcext:value-type="float">
            <text:p>3.71</text:p>
          </table:table-cell>
          <table:table-cell table:style-name="ce2" office:value-type="string" calcext:value-type="string">
            <text:p><text:a xlink:href="https://universalis.app/market/44169" xlink:type="simple">https://universalis.app/market/4416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魔匠の薬液[HQ]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1400" calcext:value-type="float">
            <text:p>14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.29" calcext:value-type="float">
            <text:p>87.29</text:p>
          </table:table-cell>
          <table:table-cell table:style-name="ce2" office:value-type="string" calcext:value-type="string">
            <text:p><text:a xlink:href="https://universalis.app/market/44169" xlink:type="simple">https://universalis.app/market/4416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ーディアル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93.88" calcext:value-type="float">
            <text:p>193.8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1.71" calcext:value-type="float">
            <text:p>121.71</text:p>
          </table:table-cell>
          <table:table-cell table:style-name="ce2" office:value-type="string" calcext:value-type="string">
            <text:p><text:a xlink:href="https://universalis.app/market/6141" xlink:type="simple">https://universalis.app/market/614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ーディアル[HQ]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700" calcext:value-type="float">
            <text:p>7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1.71" calcext:value-type="float">
            <text:p>211.71</text:p>
          </table:table-cell>
          <table:table-cell table:style-name="ce2" office:value-type="string" calcext:value-type="string">
            <text:p><text:a xlink:href="https://universalis.app/market/6141" xlink:type="simple">https://universalis.app/market/614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ブラウンカルダモン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799.58" calcext:value-type="float">
            <text:p>799.58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73.57" calcext:value-type="float">
            <text:p>273.57</text:p>
          </table:table-cell>
          <table:table-cell table:style-name="ce2" office:value-type="string" calcext:value-type="string">
            <text:p><text:a xlink:href="https://universalis.app/market/44171" xlink:type="simple">https://universalis.app/market/4417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12.7" calcext:value-type="float">
            <text:p>212.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386" calcext:value-type="float">
            <text:p>386</text:p>
          </table:table-cell>
          <table:table-cell table:style-name="ce2" office:value-type="string" calcext:value-type="string">
            <text:p><text:a xlink:href="https://universalis.app/market/43981" xlink:type="simple">https://universalis.app/market/4398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7.29" calcext:value-type="float">
            <text:p>77.29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[HQ]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550" calcext:value-type="float">
            <text:p>55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23.14" calcext:value-type="float">
            <text:p>223.14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36.06" calcext:value-type="float">
            <text:p>136.0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98.86" calcext:value-type="float">
            <text:p>398.86</text:p>
          </table:table-cell>
          <table:table-cell table:style-name="ce2" office:value-type="string" calcext:value-type="string">
            <text:p><text:a xlink:href="https://universalis.app/market/36087" xlink:type="simple">https://universalis.app/market/36087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99.47" calcext:value-type="float">
            <text:p>199.4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84.57" calcext:value-type="float">
            <text:p>184.57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[HQ]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490.39" calcext:value-type="float">
            <text:p>490.39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スワンプモンクのモモ肉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97.96" calcext:value-type="float">
            <text:p>197.96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05" calcext:value-type="float">
            <text:p>305</text:p>
          </table:table-cell>
          <table:table-cell table:style-name="ce2" office:value-type="string" calcext:value-type="string">
            <text:p><text:a xlink:href="https://universalis.app/market/44064" xlink:type="simple">https://universalis.app/market/44064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ヤースラニガーリック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35.06" calcext:value-type="float">
            <text:p>135.0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35.71" calcext:value-type="float">
            <text:p>235.71</text:p>
          </table:table-cell>
          <table:table-cell table:style-name="ce2" office:value-type="string" calcext:value-type="string">
            <text:p><text:a xlink:href="https://universalis.app/market/43985" xlink:type="simple">https://universalis.app/market/4398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黄金の霊砂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411" calcext:value-type="float">
            <text:p>41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56" calcext:value-type="float">
            <text:p>556</text:p>
          </table:table-cell>
          <table:table-cell table:style-name="ce2" office:value-type="string" calcext:value-type="string">
            <text:p><text:a xlink:href="https://universalis.app/market/44035" xlink:type="simple">https://universalis.app/market/4403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200" calcext:value-type="float">
            <text:p>-200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1535.49" calcext:value-type="float">
            <text:p>1535.49</text:p>
          </table:table-cell>
          <table:table-cell table:style-name="ce2" office:value-type="string" calcext:value-type="string">
            <text:p><text:a xlink:href="https://universalis.app/market/43981" xlink:type="simple">https://universalis.app/market/4398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600" calcext:value-type="float">
            <text:p>-600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85.16" calcext:value-type="float">
            <text:p>85.16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820" calcext:value-type="float">
            <text:p>-820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644.24" calcext:value-type="float">
            <text:p>644.24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153" calcext:value-type="float">
            <text:p>-153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1182.39" calcext:value-type="float">
            <text:p>1182.39</text:p>
          </table:table-cell>
          <table:table-cell table:style-name="ce2" office:value-type="string" calcext:value-type="string">
            <text:p><text:a xlink:href="https://universalis.app/market/36087" xlink:type="simple">https://universalis.app/market/36087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450" calcext:value-type="float">
            <text:p>-450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61.96" calcext:value-type="float">
            <text:p>61.96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205" calcext:value-type="float">
            <text:p>-205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407.99" calcext:value-type="float">
            <text:p>407.99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ヤースラニガーリック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130" calcext:value-type="float">
            <text:p>-130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2421.36" calcext:value-type="float">
            <text:p>2421.36</text:p>
          </table:table-cell>
          <table:table-cell table:style-name="ce2" office:value-type="string" calcext:value-type="string">
            <text:p><text:a xlink:href="https://universalis.app/market/43985" xlink:type="simple">https://universalis.app/market/4398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ムケッカ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2087" calcext:value-type="float">
            <text:p>-2087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2366.75" calcext:value-type="float">
            <text:p>2366.75</text:p>
          </table:table-cell>
          <table:table-cell table:style-name="ce2" office:value-type="string" calcext:value-type="string">
            <text:p><text:a xlink:href="https://universalis.app/market/44178" xlink:type="simple">https://universalis.app/market/44178</text:a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Gathering yield is measured with iLv707/5345/5173/GP930 gea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ther Plan</text:p>
          </table:table-cell>
          <table:table-cell table:number-columns-repeated="6"/>
          <table:table-cell table:style-name="ce1" office:value-type="string" calcext:value-type="string">
            <text:p>Yield / Cordial</text:p>
          </table:table-cell>
          <table:table-cell table:style-name="ce1" office:value-type="string" calcext:value-type="string">
            <text:p>Time / Cordial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トラルコーン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4])*1.05" office:value-type="float" office:value="4145.61" calcext:value-type="float">
            <text:p>4,145.61</text:p>
          </table:table-cell>
          <table:table-cell table:style-name="ce4" table:formula="of:=[.$D$23]*[.$H34]*3600/[.$I34]*-0.97" office:value-type="float" office:value="349200" calcext:value-type="float">
            <text:p>349,200.00</text:p>
          </table:table-cell>
          <table:table-cell table:style-name="ce4" table:formula="of:=[.$K34]-[.$J34]" office:value-type="float" office:value="345054.39" calcext:value-type="float">
            <text:p>345,054.3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ココナッツ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5])*1.05" office:value-type="float" office:value="4145.61" calcext:value-type="float">
            <text:p>4,145.61</text:p>
          </table:table-cell>
          <table:table-cell table:style-name="ce4" table:formula="of:=[.$D$26]*[.$H35]*3600/[.$I35]*-0.97" office:value-type="float" office:value="267138" calcext:value-type="float">
            <text:p>267,138.00</text:p>
          </table:table-cell>
          <table:table-cell table:style-name="ce4" table:formula="of:=[.$K35]-[.$J35]" office:value-type="float" office:value="262992.39" calcext:value-type="float">
            <text:p>262,992.3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ヤースラニガーリック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6])*1.05" office:value-type="float" office:value="4145.61" calcext:value-type="float">
            <text:p>4,145.61</text:p>
          </table:table-cell>
          <table:table-cell table:style-name="ce4" table:formula="of:=[.$D$29]*[.$H36]*3600/[.$I36]*-0.97" office:value-type="float" office:value="226980" calcext:value-type="float">
            <text:p>226,980.00</text:p>
          </table:table-cell>
          <table:table-cell table:style-name="ce4" table:formula="of:=[.$K36]-[.$J36]" office:value-type="float" office:value="222834.39" calcext:value-type="float">
            <text:p>222,834.3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Crafting time and yield are measured with iLv707/5428/5084/CP645 gears and Raphael FFXIV Crafting Solver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nthesis Plan</text:p>
          </table:table-cell>
          <table:table-cell table:number-columns-repeated="6"/>
          <table:table-cell table:style-name="ce1" office:value-type="string" calcext:value-type="string">
            <text:p>Yield / Craft</text:p>
          </table:table-cell>
          <table:table-cell table:style-name="ce1" office:value-type="string" calcext:value-type="string">
            <text:p>Time / Craft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 トラルコーン → トラルコーンオイル</text:p>
          </table:table-cell>
          <table:table-cell table:number-columns-repeated="6"/>
          <table:table-cell table:style-name="ce1" table:formula="of:=99*3" office:value-type="float" office:value="297" calcext:value-type="float">
            <text:p>297</text:p>
          </table:table-cell>
          <table:table-cell table:style-name="ce3" office:value-type="float" office:value="330" calcext:value-type="float">
            <text:p>330.00</text:p>
          </table:table-cell>
          <table:table-cell table:style-name="ce4" table:formula="of:=([.$D$3]*8+[.$D$14]*6)*99*3600/[.$I40]*1.05" office:value-type="float" office:value="1755658.8" calcext:value-type="float">
            <text:p>1,755,658.80</text:p>
          </table:table-cell>
          <table:table-cell table:style-name="ce4" table:formula="of:=[.$D$24]*[.$H40]*3600/[.$I40]*-0.97" office:value-type="float" office:value="1885680" calcext:value-type="float">
            <text:p>1,885,680.00</text:p>
          </table:table-cell>
          <table:table-cell table:style-name="ce4" table:formula="of:=[.$K40]-[.$J40]" office:value-type="float" office:value="130021.2" calcext:value-type="float">
            <text:p>130,021.2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 トラルコーン → トラルコーンオイ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25" calcext:value-type="float">
            <text:p>25.00</text:p>
          </table:table-cell>
          <table:table-cell table:style-name="ce4" table:formula="of:=([.$D$3]*8+[.$D$14]*6)*3600/[.$I41]*1.05" office:value-type="float" office:value="234087.84" calcext:value-type="float">
            <text:p>234,087.84</text:p>
          </table:table-cell>
          <table:table-cell table:style-name="ce4" table:formula="of:=[.$D$25]*[.$H41]*3600/[.$I41]*-0.97" office:value-type="float" office:value="343612.8" calcext:value-type="float">
            <text:p>343,612.80</text:p>
          </table:table-cell>
          <table:table-cell table:style-name="ce4" table:formula="of:=[.$K41]-[.$J41]" office:value-type="float" office:value="109524.96" calcext:value-type="float">
            <text:p>109,524.9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3 ココナッツ → ココナッツミルク</text:p>
          </table:table-cell>
          <table:table-cell table:number-columns-repeated="6"/>
          <table:table-cell table:style-name="ce1" table:formula="of:=99*3" office:value-type="float" office:value="297" calcext:value-type="float">
            <text:p>297</text:p>
          </table:table-cell>
          <table:table-cell table:style-name="ce3" office:value-type="float" office:value="330" calcext:value-type="float">
            <text:p>330.00</text:p>
          </table:table-cell>
          <table:table-cell table:style-name="ce4" table:formula="of:=([.$D$3]*8+[.$D$17]*6)*99*3600/[.$I42]*1.05" office:value-type="float" office:value="1234200.24" calcext:value-type="float">
            <text:p>1,234,200.24</text:p>
          </table:table-cell>
          <table:table-cell table:style-name="ce4" table:formula="of:=[.$D$27]*[.$H42]*3600/[.$I42]*-0.97" office:value-type="float" office:value="1414260" calcext:value-type="float">
            <text:p>1,414,260.00</text:p>
          </table:table-cell>
          <table:table-cell table:style-name="ce4" table:formula="of:=[.$K42]-[.$J42]" office:value-type="float" office:value="180059.76" calcext:value-type="float">
            <text:p>180,059.7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ココナッツ → ココナッツミルク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8.75" calcext:value-type="float">
            <text:p>8.75</text:p>
          </table:table-cell>
          <table:table-cell table:style-name="ce4" table:formula="of:=([.$D$3]*8+[.$D$17]*6)*3600/[.$I43]*1.05" office:value-type="float" office:value="470171.52" calcext:value-type="float">
            <text:p>470,171.52</text:p>
          </table:table-cell>
          <table:table-cell table:style-name="ce4" table:formula="of:=[.$D$28]*[.$H43]*3600/[.$I43]*-0.97" office:value-type="float" office:value="245437.7143" calcext:value-type="float">
            <text:p>245,437.71</text:p>
          </table:table-cell>
          <table:table-cell table:style-name="ce4" table:formula="of:=[.$K43]-[.$J43]" office:value-type="float" office:value="-224733.8057" calcext:value-type="float">
            <text:p>-224,733.8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5 トラルコーンオイル + ココナッツミルク + (ロネークステーキ[HQ]) → ムケッカ[HQ]</text:p>
          </table:table-cell>
          <table:table-cell table:number-columns-repeated="6"/>
          <table:table-cell table:style-name="ce1" office:value-type="float" office:value="2.94" calcext:value-type="float">
            <text:p>2.94</text:p>
          </table:table-cell>
          <table:table-cell table:style-name="ce3" office:value-type="float" office:value="67.5" calcext:value-type="float">
            <text:p>67.50</text:p>
          </table:table-cell>
          <table:table-cell table:style-name="ce4" table:formula="of:=(([.$D$4]*3+[.$D$5]*3+[.$D$13]+[.$D$15]*2+[.$D$18]+[.$D$20]+[.$D$21]+[.$D$22])*3600/[.$I44]+[.$D$7]*2)*1.05" office:value-type="float" office:value="138183.92" calcext:value-type="float">
            <text:p>138,183.92</text:p>
          </table:table-cell>
          <table:table-cell table:style-name="ce4" table:formula="of:=[.$D$30]*[.$H44]*3600/[.$I44]*-0.97" office:value-type="float" office:value="317424.352" calcext:value-type="float">
            <text:p>317,424.35</text:p>
          </table:table-cell>
          <table:table-cell table:style-name="ce4" table:formula="of:=[.$K44]-[.$J44]" office:value-type="float" office:value="179240.432" calcext:value-type="float">
            <text:p>179,240.4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6 トラルコーンオイル + ココナッツミルク + (ロネークステーキ[HQ] + CP+21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63.75" calcext:value-type="float">
            <text:p>63.75</text:p>
          </table:table-cell>
          <table:table-cell table:style-name="ce4" table:formula="of:=(([.$D$4]*3+[.$D$5]*3+[.$D$13]+[.$D$15]*2+[.$D$18]+[.$D$20]+[.$D$21]+[.$D$22])*3600/[.$I45]+[.$D$7]*2+[.$D$9]*4)*1.05" office:value-type="float" office:value="146955.7345" calcext:value-type="float">
            <text:p>146,955.73</text:p>
          </table:table-cell>
          <table:table-cell table:style-name="ce4" table:formula="of:=[.$D$30]*[.$H45]*3600/[.$I45]*-0.97" office:value-type="float" office:value="342955.482352941" calcext:value-type="float">
            <text:p>342,955.48</text:p>
          </table:table-cell>
          <table:table-cell table:style-name="ce4" table:formula="of:=[.$K45]-[.$J45]" office:value-type="float" office:value="195999.747852941" calcext:value-type="float">
            <text:p>195,999.7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7 トラルコーンオイル + ココナッツミルク + (ロネークステーキ[HQ] + CP+27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61.25" calcext:value-type="float">
            <text:p>61.25</text:p>
          </table:table-cell>
          <table:table-cell table:style-name="ce4" table:formula="of:=(([.$D$4]*3+[.$D$5]*3+[.$D$13]+[.$D$15]*2+[.$D$18]+[.$D$20]+[.$D$21]+[.$D$22])*3600/[.$I46]+[.$D$7]*2+[.$D$10]*4)*1.05" office:value-type="float" office:value="157950.0343" calcext:value-type="float">
            <text:p>157,950.03</text:p>
          </table:table-cell>
          <table:table-cell table:style-name="ce4" table:formula="of:=[.$D$30]*[.$H46]*3600/[.$I46]*-0.97" office:value-type="float" office:value="356953.665306122" calcext:value-type="float">
            <text:p>356,953.67</text:p>
          </table:table-cell>
          <table:table-cell table:style-name="ce4" table:formula="of:=[.$K46]-[.$J46]" office:value-type="float" office:value="199003.631006122" calcext:value-type="float">
            <text:p>199,003.6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8 トラルコーンオイル + ココナッツミルク[HQ] + (ロネークステーキ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7.5" calcext:value-type="float">
            <text:p>47.50</text:p>
          </table:table-cell>
          <table:table-cell table:style-name="ce4" table:formula="of:=(([.$D$4]*3+[.$D$5]*3+[.$D$13]+[.$D$15]*2+[.$D$19]+[.$D$20]+[.$D$21]+[.$D$22])*3600/[.$I47]+[.$D$7]*2)*1.05" office:value-type="float" office:value="218633.52" calcext:value-type="float">
            <text:p>218,633.52</text:p>
          </table:table-cell>
          <table:table-cell table:style-name="ce4" table:formula="of:=[.$D$30]*[.$H47]*3600/[.$I47]*-0.97" office:value-type="float" office:value="460282.357894737" calcext:value-type="float">
            <text:p>460,282.36</text:p>
          </table:table-cell>
          <table:table-cell table:style-name="ce4" table:formula="of:=[.$K47]-[.$J47]" office:value-type="float" office:value="241648.837894737" calcext:value-type="float">
            <text:p>241,648.8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9 トラルコーンオイル[HQ] + ココナッツミルク + (ロネークステーキ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1.25" calcext:value-type="float">
            <text:p>41.25</text:p>
          </table:table-cell>
          <table:table-cell table:style-name="ce4" table:formula="of:=(([.$D$4]*3+[.$D$5]*3+[.$D$13]+[.$D$16]*2+[.$D$18]+[.$D$20]+[.$D$21]+[.$D$22])*3600/[.$I48]+[.$D$7]*2)*1.05" office:value-type="float" office:value="270600.96" calcext:value-type="float">
            <text:p>270,600.96</text:p>
          </table:table-cell>
          <table:table-cell table:style-name="ce4" table:formula="of:=[.$D$30]*[.$H48]*3600/[.$I48]*-0.97" office:value-type="float" office:value="530022.109090909" calcext:value-type="float">
            <text:p>530,022.11</text:p>
          </table:table-cell>
          <table:table-cell table:style-name="ce4" table:formula="of:=[.$K48]-[.$J48]" office:value-type="float" office:value="259421.149090909" calcext:value-type="float">
            <text:p>259,421.1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0 トラルコーンオイル[HQ] + ココナッツミルク + (セビーチェ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0" calcext:value-type="float">
            <text:p>40.00</text:p>
          </table:table-cell>
          <table:table-cell table:style-name="ce4" table:formula="of:=(([.$D$4]*3+[.$D$5]*3+[.$D$13]+[.$D$16]*2+[.$D$18]+[.$D$20]+[.$D$21]+[.$D$22])*3600/[.$I49]+[.$D$8]*2)*1.05" office:value-type="float" office:value="282561.615" calcext:value-type="float">
            <text:p>282,561.62</text:p>
          </table:table-cell>
          <table:table-cell table:style-name="ce4" table:formula="of:=[.$D$30]*[.$H49]*3600/[.$I49]*-0.97" office:value-type="float" office:value="546585.3" calcext:value-type="float">
            <text:p>546,585.30</text:p>
          </table:table-cell>
          <table:table-cell table:style-name="ce4" table:formula="of:=[.$K49]-[.$J49]" office:value-type="float" office:value="264023.685" calcext:value-type="float">
            <text:p>264,023.6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1 トラルコーンオイル[HQ] + ココナッツミルク[HQ]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37.5" calcext:value-type="float">
            <text:p>37.50</text:p>
          </table:table-cell>
          <table:table-cell table:style-name="ce4" table:formula="of:=([.$D$4]*3+[.$D$5]*3+[.$D$13]+[.$D$16]*2+[.$D$19]+[.$D$20]+[.$D$21]+[.$D$22])*3600/[.$I50]*1.05" office:value-type="float" office:value="324675.792" calcext:value-type="float">
            <text:p>324,675.79</text:p>
          </table:table-cell>
          <table:table-cell table:style-name="ce4" table:formula="of:=[.$D$30]*[.$H50]*3600/[.$I50]*-0.97" office:value-type="float" office:value="583024.32" calcext:value-type="float">
            <text:p>583,024.32</text:p>
          </table:table-cell>
          <table:table-cell table:style-name="ce4" table:formula="of:=[.$K50]-[.$J50]" office:value-type="float" office:value="258348.528" calcext:value-type="float">
            <text:p>258,348.5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What if I craft the intermediate product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ound Synthesis Plan</text:p>
          </table:table-cell>
          <table:table-cell table:number-columns-repeated="6"/>
          <table:table-cell table:style-name="ce1" office:value-type="string" calcext:value-type="string">
            <text:p>Yield / Batch</text:p>
          </table:table-cell>
          <table:table-cell table:style-name="ce1" office:value-type="string" calcext:value-type="string">
            <text:p>Time / Batch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9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48]*3" office:value-type="float" office:value="173.75" calcext:value-type="float">
            <text:p>173.75</text:p>
          </table:table-cell>
          <table:table-cell table:style-name="ce4" table:formula="of:=(([.$D$3]*8+[.$D$14]*6)*2+([.$D$4]*3+[.$D$5]*3+[.$D$13]+[.$D$18]+[.$D$20]+[.$D$21]+[.$D$22]+[.$D$7]*[.$I$48]/1800)*3)*3600/[.$I54]*1.05" office:value-type="float" office:value="188300.7816" calcext:value-type="float">
            <text:p>188,300.78</text:p>
          </table:table-cell>
          <table:table-cell table:style-name="ce4" table:formula="of:=[.$D$30]*[.$H54]*3600/[.$I54]*-0.97" office:value-type="float" office:value="377497.761151079" calcext:value-type="float">
            <text:p>377,497.76</text:p>
          </table:table-cell>
          <table:table-cell table:style-name="ce4" table:formula="of:=[.$K54]-[.$J54]" office:value-type="float" office:value="189196.979551079" calcext:value-type="float">
            <text:p>189,196.9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10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49]*3" office:value-type="float" office:value="170" calcext:value-type="float">
            <text:p>170.00</text:p>
          </table:table-cell>
          <table:table-cell table:style-name="ce4" table:formula="of:=(([.$D$3]*8+[.$D$14]*6)*2+([.$D$4]*3+[.$D$5]*3+[.$D$13]+[.$D$18]+[.$D$20]+[.$D$21]+[.$D$22]+[.$D$8]*[.$I$49]/1800)*3)*3600/[.$I55]*1.05" office:value-type="float" office:value="194928.1518" calcext:value-type="float">
            <text:p>194,928.15</text:p>
          </table:table-cell>
          <table:table-cell table:style-name="ce4" table:formula="of:=[.$D$30]*[.$H55]*3600/[.$I55]*-0.97" office:value-type="float" office:value="385824.917647059" calcext:value-type="float">
            <text:p>385,824.92</text:p>
          </table:table-cell>
          <table:table-cell table:style-name="ce4" table:formula="of:=[.$K55]-[.$J55]" office:value-type="float" office:value="190896.765847059" calcext:value-type="float">
            <text:p>190,896.7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50]*3" office:value-type="float" office:value="162.5" calcext:value-type="float">
            <text:p>162.50</text:p>
          </table:table-cell>
          <table:table-cell table:style-name="ce4" table:formula="of:=(([.$D$3]*8+[.$D$14]*6)*2+([.$D$4]*3+[.$D$5]*3+[.$D$13]+[.$D$19]+[.$D$20]+[.$D$21]+[.$D$22])*3)*3600/[.$I56]*1.05" office:value-type="float" office:value="220039.4991" calcext:value-type="float">
            <text:p>220,039.50</text:p>
          </table:table-cell>
          <table:table-cell table:style-name="ce4" table:formula="of:=[.$D$30]*[.$H56]*3600/[.$I56]*-0.97" office:value-type="float" office:value="403632.221538462" calcext:value-type="float">
            <text:p>403,632.22</text:p>
          </table:table-cell>
          <table:table-cell table:style-name="ce4" table:formula="of:=[.$K56]-[.$J56]" office:value-type="float" office:value="183592.722438462" calcext:value-type="float">
            <text:p>183,592.7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+ #8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47]*3" office:value-type="float" office:value="151.25" calcext:value-type="float">
            <text:p>151.25</text:p>
          </table:table-cell>
          <table:table-cell table:style-name="ce4" table:formula="of:=(([.$D$3]*8+[.$D$17]*6)+([.$D$4]*3+[.$D$5]*3+[.$D$13]+[.$D$15]*2+[.$D$20]+[.$D$21]+[.$D$22]+[.$D$7]*[.$I$47]/1800)*3)*3600/[.$I57]*1.05" office:value-type="float" office:value="196418.2136" calcext:value-type="float">
            <text:p>196,418.21</text:p>
          </table:table-cell>
          <table:table-cell table:style-name="ce4" table:formula="of:=[.$D$30]*[.$H57]*3600/[.$I57]*-0.97" office:value-type="float" office:value="433654.452892562" calcext:value-type="float">
            <text:p>433,654.45</text:p>
          </table:table-cell>
          <table:table-cell table:style-name="ce4" table:formula="of:=[.$K57]-[.$J57]" office:value-type="float" office:value="237236.239292562" calcext:value-type="float">
            <text:p>237,236.2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50]*3" office:value-type="float" office:value="121.25" calcext:value-type="float">
            <text:p>121.25</text:p>
          </table:table-cell>
          <table:table-cell table:style-name="ce4" table:formula="of:=(([.$D$3]*8+[.$D$17]*6)+([.$D$4]*3+[.$D$5]*3+[.$D$13]+[.$D$16]*2+[.$D$20]+[.$D$21]+[.$D$22])*3)*3600/[.$I58]*1.05" office:value-type="float" office:value="289311.3798" calcext:value-type="float">
            <text:p>289,311.38</text:p>
          </table:table-cell>
          <table:table-cell table:style-name="ce4" table:formula="of:=[.$D$30]*[.$H58]*3600/[.$I58]*-0.97" office:value-type="float" office:value="540950.4" calcext:value-type="float">
            <text:p>540,950.40</text:p>
          </table:table-cell>
          <table:table-cell table:style-name="ce4" table:formula="of:=[.$K58]-[.$J58]" office:value-type="float" office:value="251639.0202" calcext:value-type="float">
            <text:p>251,639.0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4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41]*2+[.I$50]*3" office:value-type="float" office:value="171.25" calcext:value-type="float">
            <text:p>171.25</text:p>
          </table:table-cell>
          <table:table-cell table:style-name="ce4" table:formula="of:=(([.$D$3]*8+[.$D$14]*6)*2+([.$D$3]*8+[.$D$17]*6)+([.$D$4]*3+[.$D$5]*3+[.$D$13]+[.$D$20]+[.$D$21]+[.$D$22])*3)*3600/[.$I59]*1.05" office:value-type="float" office:value="200346.8426" calcext:value-type="float">
            <text:p>200,346.84</text:p>
          </table:table-cell>
          <table:table-cell table:style-name="ce4" table:formula="of:=[.$D$30]*[.$H59]*3600/[.$I59]*-0.97" office:value-type="float" office:value="383008.677372263" calcext:value-type="float">
            <text:p>383,008.68</text:p>
          </table:table-cell>
          <table:table-cell table:style-name="ce4" table:formula="of:=[.$K59]-[.$J59]" office:value-type="float" office:value="182661.834772263" calcext:value-type="float">
            <text:p>182,661.83</text:p>
          </table:table-cell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-worksheet-Moqueca" style:display-name="PageStyle_example-worksheet-Moque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5" meta:object-count="0"/>
    <meta:generator>LibreOfficeDev/6.0.5.2$Linux_X86_64 LibreOffice_project/</meta:generator>
  </office:meta>
</office:document-meta>
</file>